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E0000030795370BD9FDE1E733.png" manifest:media-type="image/png"/>
  <manifest:file-entry manifest:full-path="Pictures/1000000100000056000003077914C06E7A98A4AF.png" manifest:media-type="image/png"/>
  <manifest:file-entry manifest:full-path="Pictures/1000000100000056000002E7C0C42F3D81A9CC46.png" manifest:media-type="image/png"/>
  <manifest:file-entry manifest:full-path="Pictures/100000010000007E000002E701F89F73B5FF00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end="Extrémités_20_de_20_flèche_20_1" draw:fill="solid" draw:fill-color="#ffffff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frame draw:style-name="gr2" draw:text-style-name="P2" draw:layer="layout" svg:width="4.75cm" svg:height="28.015cm" svg:x="13.75cm" svg:y="1.092cm">
          <draw:image xlink:href="Pictures/100000010000007E000002E701F89F73B5FF00E4.png" xlink:type="simple" xlink:show="embed" xlink:actuate="onLoad" draw:mime-type="image/png">
            <text:p/>
          </draw:image>
        </draw:frame>
        <draw:frame draw:style-name="gr3" draw:text-style-name="P3" draw:layer="layout" svg:width="2.749cm" svg:height="27.699cm" svg:x="1.75cm" svg:y="0.999cm">
          <draw:image xlink:href="Pictures/1000000100000056000003077914C06E7A98A4AF.png" xlink:type="simple" xlink:show="embed" xlink:actuate="onLoad" draw:mime-type="image/png">
            <text:p/>
          </draw:image>
        </draw:frame>
        <draw:frame draw:style-name="gr3" draw:text-style-name="P3" draw:layer="layout" svg:width="2.999cm" svg:height="27.499cm" svg:x="10.6cm" svg:y="0.999cm">
          <draw:image xlink:href="Pictures/1000000100000056000002E7C0C42F3D81A9CC46.png" xlink:type="simple" xlink:show="embed" xlink:actuate="onLoad" draw:mime-type="image/png">
            <text:p/>
          </draw:image>
        </draw:frame>
        <draw:frame draw:style-name="gr3" draw:text-style-name="P3" draw:layer="layout" svg:width="4.082cm" svg:height="27.699cm" svg:x="4.75cm" svg:y="0.999cm">
          <draw:image xlink:href="Pictures/100000010000007E0000030795370BD9FDE1E73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7 20 13" svg:d="M0 20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03T09:18:24.414047884</dc:date>
    <meta:editing-duration>PT5M19S</meta:editing-duration>
    <meta:editing-cycles>1</meta:editing-cycles>
    <meta:document-statistic meta:object-count="5"/>
    <meta:generator>LibreOffice/7.3.2.2$Linux_X86_64 LibreOffice_project/30$Build-2</meta:generator>
  </office:meta>
</office:document-meta>
</file>